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9cm"/>
    </style:style>
    <style:style style:name="co2" style:family="table-column">
      <style:table-column-properties fo:break-before="auto" style:column-width="10.098cm"/>
    </style:style>
    <style:style style:name="co3" style:family="table-column">
      <style:table-column-properties fo:break-before="auto" style:column-width="6.53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466cm"/>
    </style:style>
    <style:style style:name="co6" style:family="table-column">
      <style:table-column-properties fo:break-before="auto" style:column-width="5.625cm"/>
    </style:style>
    <style:style style:name="co7" style:family="table-column">
      <style:table-column-properties fo:break-before="auto" style:column-width="1.24cm"/>
    </style:style>
    <style:style style:name="co8" style:family="table-column">
      <style:table-column-properties fo:break-before="auto" style:column-width="5.913cm"/>
    </style:style>
    <style:style style:name="co9" style:family="table-column">
      <style:table-column-properties fo:break-before="auto" style:column-width="4.385cm"/>
    </style:style>
    <style:style style:name="co10" style:family="table-column">
      <style:table-column-properties fo:break-before="auto" style:column-width="0.797cm"/>
    </style:style>
    <style:style style:name="co11" style:family="table-column">
      <style:table-column-properties fo:break-before="auto" style:column-width="7.906cm"/>
    </style:style>
    <style:style style:name="co12" style:family="table-column">
      <style:table-column-properties fo:break-before="auto" style:column-width="6.311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>
            <text:p>INSERT INTO `unit_type` (`id`, `name`) VALU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to de Saúde</text:p>
          </table:table-cell>
          <table:table-cell table:formula="of:=&quot;(&quot;&amp;[.A2]&amp;&quot;,'&quot;&amp;[.B2]&amp;&quot;'),&quot;" office:value-type="string" office:string-value="(1,'Posto de Saúde'),">
            <text:p>(1,'Posto de Saúde'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entro de Saúde Rural I</text:p>
          </table:table-cell>
          <table:table-cell table:formula="of:=&quot;(&quot;&amp;[.A3]&amp;&quot;,'&quot;&amp;[.B3]&amp;&quot;'),&quot;" office:value-type="string" office:string-value="(2,'Centro de Saúde Rural I'),">
            <text:p>(2,'Centro de Saúde Rural I'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ntro de Saúde Rural Ii</text:p>
          </table:table-cell>
          <table:table-cell table:formula="of:=&quot;(&quot;&amp;[.A4]&amp;&quot;,'&quot;&amp;[.B4]&amp;&quot;'),&quot;" office:value-type="string" office:string-value="(3,'Centro de Saúde Rural Ii'),">
            <text:p>(3,'Centro de Saúde Rural Ii'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ntro de Saúde Urbano A</text:p>
          </table:table-cell>
          <table:table-cell table:formula="of:=&quot;(&quot;&amp;[.A5]&amp;&quot;,'&quot;&amp;[.B5]&amp;&quot;'),&quot;" office:value-type="string" office:string-value="(4,'Centro de Saúde Urbano A'),">
            <text:p>(4,'Centro de Saúde Urbano A'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entro de Saúde Urbano B</text:p>
          </table:table-cell>
          <table:table-cell table:formula="of:=&quot;(&quot;&amp;[.A6]&amp;&quot;,'&quot;&amp;[.B6]&amp;&quot;'),&quot;" office:value-type="string" office:string-value="(5,'Centro de Saúde Urbano B'),">
            <text:p>(5,'Centro de Saúde Urbano B'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entro de Saúde Urbano C</text:p>
          </table:table-cell>
          <table:table-cell table:formula="of:=&quot;(&quot;&amp;[.A7]&amp;&quot;,'&quot;&amp;[.B7]&amp;&quot;'),&quot;" office:value-type="string" office:string-value="(6,'Centro de Saúde Urbano C'),">
            <text:p>(6,'Centro de Saúde Urbano C'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spital Rural</text:p>
          </table:table-cell>
          <table:table-cell table:formula="of:=&quot;(&quot;&amp;[.A8]&amp;&quot;,'&quot;&amp;[.B8]&amp;&quot;'),&quot;" office:value-type="string" office:string-value="(7,'Hospital Rural'),">
            <text:p>(7,'Hospital Rural'),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spital Distrital</text:p>
          </table:table-cell>
          <table:table-cell table:formula="of:=&quot;(&quot;&amp;[.A9]&amp;&quot;,'&quot;&amp;[.B9]&amp;&quot;'),&quot;" office:value-type="string" office:string-value="(8,'Hospital Distrital'),">
            <text:p>(8,'Hospital Distrital'),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spital Geral</text:p>
          </table:table-cell>
          <table:table-cell table:formula="of:=&quot;(&quot;&amp;[.A10]&amp;&quot;,'&quot;&amp;[.B10]&amp;&quot;'),&quot;" office:value-type="string" office:string-value="(9,'Hospital Geral'),">
            <text:p>(9,'Hospital Geral'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spital Provincial</text:p>
          </table:table-cell>
          <table:table-cell table:formula="of:=&quot;(&quot;&amp;[.A11]&amp;&quot;,'&quot;&amp;[.B11]&amp;&quot;'),&quot;" office:value-type="string" office:string-value="(10,'Hospital Provincial'),">
            <text:p>(10,'Hospital Provincial'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spital Especializado</text:p>
          </table:table-cell>
          <table:table-cell table:formula="of:=&quot;(&quot;&amp;[.A12]&amp;&quot;,'&quot;&amp;[.B12]&amp;&quot;'),&quot;" office:value-type="string" office:string-value="(11,'Hospital Especializado'),">
            <text:p>(11,'Hospital Especializado'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spital Central</text:p>
          </table:table-cell>
          <table:table-cell table:formula="of:=&quot;(&quot;&amp;[.A13]&amp;&quot;,'&quot;&amp;[.B13]&amp;&quot;'),&quot;" office:value-type="string" office:string-value="(12,'Hospital Central'),">
            <text:p>(12,'Hospital Central'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spital Privado</text:p>
          </table:table-cell>
          <table:table-cell table:formula="of:=&quot;(&quot;&amp;[.A14]&amp;&quot;,'&quot;&amp;[.B14]&amp;&quot;'),&quot;" office:value-type="string" office:string-value="(13,'Hospital Privado'),">
            <text:p>(13,'Hospital Privado'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rmazem Central de Medicamentos</text:p>
          </table:table-cell>
          <table:table-cell table:formula="of:=&quot;(&quot;&amp;[.A15]&amp;&quot;,'&quot;&amp;[.B15]&amp;&quot;'),&quot;" office:value-type="string" office:string-value="(14,'Armazem Central de Medicamentos'),">
            <text:p>(14,'Armazem Central de Medicamentos'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mazem Provincial de Medicamentos</text:p>
          </table:table-cell>
          <table:table-cell table:formula="of:=&quot;(&quot;&amp;[.A16]&amp;&quot;,'&quot;&amp;[.B16]&amp;&quot;'),&quot;" office:value-type="string" office:string-value="(15,'Armazem Provincial de Medicamentos'),">
            <text:p>(15,'Armazem Provincial de Medicamentos'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mazem Distrital de Medicamentos</text:p>
          </table:table-cell>
          <table:table-cell table:formula="of:=&quot;(&quot;&amp;[.A17]&amp;&quot;,'&quot;&amp;[.B17]&amp;&quot;'),&quot;" office:value-type="string" office:string-value="(16,'Armazem Distrital de Medicamentos'),">
            <text:p>(16,'Armazem Distrital de Medicamentos'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armácia Pública Privada</text:p>
          </table:table-cell>
          <table:table-cell table:formula="of:=&quot;(&quot;&amp;[.A18]&amp;&quot;,'&quot;&amp;[.B18]&amp;&quot;'),&quot;" office:value-type="string" office:string-value="(17,'Farmácia Pública Privada'),">
            <text:p>(17,'Farmácia Pública Privada'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armácia Privada</text:p>
          </table:table-cell>
          <table:table-cell table:formula="of:=&quot;(&quot;&amp;[.A19]&amp;&quot;,'&quot;&amp;[.B19]&amp;&quot;'),&quot;" office:value-type="string" office:string-value="(18,'Farmácia Privada'),">
            <text:p>(18,'Farmácia Privada'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boratório Clínico</text:p>
          </table:table-cell>
          <table:table-cell table:formula="of:=&quot;(&quot;&amp;[.A20]&amp;&quot;,'&quot;&amp;[.B20]&amp;&quot;'),&quot;" office:value-type="string" office:string-value="(19,'Laboratório Clínico'),">
            <text:p>(19,'Laboratório Clínico'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boratório de Saúde Pública</text:p>
          </table:table-cell>
          <table:table-cell table:formula="of:=&quot;(&quot;&amp;[.A21]&amp;&quot;,'&quot;&amp;[.B21]&amp;&quot;'),&quot;" office:value-type="string" office:string-value="(20,'Laboratório de Saúde Pública'),">
            <text:p>(20,'Laboratório de Saúde Pública'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boratório Nacional de Qualidade de Medicamentos</text:p>
          </table:table-cell>
          <table:table-cell table:formula="of:=&quot;(&quot;&amp;[.A22]&amp;&quot;,'&quot;&amp;[.B22]&amp;&quot;'),&quot;" office:value-type="string" office:string-value="(21,'Laboratório Nacional de Qualidade de Medicamentos'),">
            <text:p>(21,'Laboratório Nacional de Qualidade de Medicamentos'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entro Regional de Desenvolvimento em Saúde</text:p>
          </table:table-cell>
          <table:table-cell table:formula="of:=&quot;(&quot;&amp;[.A23]&amp;&quot;,'&quot;&amp;[.B23]&amp;&quot;'),&quot;" office:value-type="string" office:string-value="(22,'Centro Regional de Desenvolvimento em Saúde'),">
            <text:p>(22,'Centro Regional de Desenvolvimento em Saúde'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nstituto de Ciências de Saúde</text:p>
          </table:table-cell>
          <table:table-cell table:formula="of:=&quot;(&quot;&amp;[.A24]&amp;&quot;,'&quot;&amp;[.B24]&amp;&quot;'),&quot;" office:value-type="string" office:string-value="(23,'Instituto de Ciências de Saúde'),">
            <text:p>(23,'Instituto de Ciências de Saúde'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nstituição de Investigação em Saúde</text:p>
          </table:table-cell>
          <table:table-cell table:formula="of:=&quot;(&quot;&amp;[.A25]&amp;&quot;,'&quot;&amp;[.B25]&amp;&quot;'),&quot;" office:value-type="string" office:string-value="(24,'Instituição de Investigação em Saúde'),">
            <text:p>(24,'Instituição de Investigação em Saúde'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ospital Militar</text:p>
          </table:table-cell>
          <table:table-cell table:formula="of:=&quot;(&quot;&amp;[.A26]&amp;&quot;,'&quot;&amp;[.B26]&amp;&quot;'),&quot;" office:value-type="string" office:string-value="(25,'Hospital Militar'),">
            <text:p>(25,'Hospital Militar'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ISAU: Órgão Central</text:p>
          </table:table-cell>
          <table:table-cell table:formula="of:=&quot;(&quot;&amp;[.A27]&amp;&quot;,'&quot;&amp;[.B27]&amp;&quot;'),&quot;" office:value-type="string" office:string-value="(26,'MISAU: Órgão Central'),">
            <text:p>(26,'MISAU: Órgão Central'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PS:Órgão Provincial</text:p>
          </table:table-cell>
          <table:table-cell table:formula="of:=&quot;(&quot;&amp;[.A28]&amp;&quot;,'&quot;&amp;[.B28]&amp;&quot;'),&quot;" office:value-type="string" office:string-value="(27,'DPS:Órgão Provincial'),">
            <text:p>(27,'DPS:Órgão Provincial'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DMAS: Órgão Distrital</text:p>
          </table:table-cell>
          <table:table-cell table:formula="of:=&quot;(&quot;&amp;[.A29]&amp;&quot;,'&quot;&amp;[.B29]&amp;&quot;'),&quot;" office:value-type="string" office:string-value="(28,'SDMAS: Órgão Distrital'),">
            <text:p>(28,'SDMAS: Órgão Distrital'),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4" table:number-columns-repeated="1020" table:default-cell-style-name="ce1"/>
        <table:table-row table:style-name="ro1">
          <table:table-cell table:number-columns-repeated="2"/>
          <table:table-cell table:style-name="Default" office:value-type="string">
            <text:p>INSERT INTO `unit_authority` (`id`, `name`) VAL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vernamental/Público</text:p>
          </table:table-cell>
          <table:table-cell table:style-name="Default" table:formula="of:=&quot;(&quot;&amp;[.A2]&amp;&quot;,'&quot;&amp;[.B2]&amp;&quot;'),&quot;" office:value-type="string" office:string-value="(1,'Governamental/Público'),">
            <text:p>(1,'Governamental/Público'),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ng/Não Lucrativa</text:p>
          </table:table-cell>
          <table:table-cell table:style-name="Default" table:formula="of:=&quot;(&quot;&amp;[.A3]&amp;&quot;,'&quot;&amp;[.B3]&amp;&quot;'),&quot;" office:value-type="string" office:string-value="(2,'Ong/Não Lucrativa'),">
            <text:p>(2,'Ong/Não Lucrativa'),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vado-Lucrativo</text:p>
          </table:table-cell>
          <table:table-cell table:style-name="Default" table:formula="of:=&quot;(&quot;&amp;[.A4]&amp;&quot;,'&quot;&amp;[.B4]&amp;&quot;'),&quot;" office:value-type="string" office:string-value="(3,'Privado-Lucrativo'),">
            <text:p>(3,'Privado-Lucrativo'),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ssionário/Baseado Na Fé</text:p>
          </table:table-cell>
          <table:table-cell table:style-name="Default" table:formula="of:=&quot;(&quot;&amp;[.A5]&amp;&quot;,'&quot;&amp;[.B5]&amp;&quot;'),&quot;" office:value-type="string" office:string-value="(4,'Missionário/Baseado Na Fé'),">
            <text:p>(4,'Missionário/Baseado Na Fé'),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9" table:default-cell-style-name="ce1"/>
        <table:table-row table:style-name="ro1">
          <table:table-cell table:number-columns-repeated="2"/>
          <table:table-cell table:style-name="Default" office:value-type="string">
            <text:p>INSERT INTO `unit_state` (`id`, `name`) VALU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string">
            <text:p>Operacional</text:p>
          </table:table-cell>
          <table:table-cell table:style-name="Default" table:formula="of:=&quot;(&quot;&amp;[.A2]&amp;&quot;,'&quot;&amp;[.B2]&amp;&quot;'),&quot;" office:value-type="string" office:string-value="(1,'Operacional'),">
            <text:p>(1,'Operacional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2">
            <text:p>2</text:p>
          </table:table-cell>
          <table:table-cell office:value-type="string">
            <text:p>Licenciada</text:p>
          </table:table-cell>
          <table:table-cell table:style-name="Default" table:formula="of:=&quot;(&quot;&amp;[.A3]&amp;&quot;,'&quot;&amp;[.B3]&amp;&quot;'),&quot;" office:value-type="string" office:string-value="(2,'Licenciada'),">
            <text:p>(2,'Licenciada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3">
            <text:p>3</text:p>
          </table:table-cell>
          <table:table-cell office:value-type="string">
            <text:p>Em licenciamento</text:p>
          </table:table-cell>
          <table:table-cell table:style-name="Default" table:formula="of:=&quot;(&quot;&amp;[.A4]&amp;&quot;,'&quot;&amp;[.B4]&amp;&quot;'),&quot;" office:value-type="string" office:string-value="(3,'Em licenciamento'),">
            <text:p>(3,'Em licenciamento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4">
            <text:p>4</text:p>
          </table:table-cell>
          <table:table-cell office:value-type="string">
            <text:p>Licença suspensa</text:p>
          </table:table-cell>
          <table:table-cell table:style-name="Default" table:formula="of:=&quot;(&quot;&amp;[.A5]&amp;&quot;,'&quot;&amp;[.B5]&amp;&quot;'),&quot;" office:value-type="string" office:string-value="(4,'Licença suspensa'),">
            <text:p>(4,'Licença suspensa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5">
            <text:p>5</text:p>
          </table:table-cell>
          <table:table-cell office:value-type="string">
            <text:p>Licença cancelada</text:p>
          </table:table-cell>
          <table:table-cell table:style-name="Default" table:formula="of:=&quot;(&quot;&amp;[.A6]&amp;&quot;,'&quot;&amp;[.B6]&amp;&quot;'),&quot;" office:value-type="string" office:string-value="(5,'Licença cancelada'),">
            <text:p>(5,'Licença cancelada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6">
            <text:p>6</text:p>
          </table:table-cell>
          <table:table-cell office:value-type="string">
            <text:p>Em registo</text:p>
          </table:table-cell>
          <table:table-cell table:style-name="Default" table:formula="of:=&quot;(&quot;&amp;[.A7]&amp;&quot;,'&quot;&amp;[.B7]&amp;&quot;'),&quot;" office:value-type="string" office:string-value="(6,'Em registo'),">
            <text:p>(6,'Em registo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7">
            <text:p>7</text:p>
          </table:table-cell>
          <table:table-cell office:value-type="string">
            <text:p>Registada</text:p>
          </table:table-cell>
          <table:table-cell table:style-name="Default" table:formula="of:=&quot;(&quot;&amp;[.A8]&amp;&quot;,'&quot;&amp;[.B8]&amp;&quot;'),&quot;" office:value-type="string" office:string-value="(7,'Registada'),">
            <text:p>(7,'Registada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8">
            <text:p>8</text:p>
          </table:table-cell>
          <table:table-cell office:value-type="string">
            <text:p>Fechada</text:p>
          </table:table-cell>
          <table:table-cell table:style-name="Default" table:formula="of:=&quot;(&quot;&amp;[.A9]&amp;&quot;,'&quot;&amp;[.B9]&amp;&quot;'),&quot;" office:value-type="string" office:string-value="(8,'Fechada'),">
            <text:p>(8,'Fechada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9">
            <text:p>9</text:p>
          </table:table-cell>
          <table:table-cell office:value-type="string">
            <text:p>Invalida</text:p>
          </table:table-cell>
          <table:table-cell table:style-name="Default" table:formula="of:=&quot;(&quot;&amp;[.A10]&amp;&quot;,'&quot;&amp;[.B10]&amp;&quot;'),&quot;" office:value-type="string" office:string-value="(9,'Invalida'),">
            <text:p>(9,'Invalida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10">
            <text:p>10</text:p>
          </table:table-cell>
          <table:table-cell office:value-type="string">
            <text:p>Não existe</text:p>
          </table:table-cell>
          <table:table-cell table:style-name="Default" table:formula="of:=&quot;(&quot;&amp;[.A11]&amp;&quot;,'&quot;&amp;[.B11]&amp;&quot;'),&quot;" office:value-type="string" office:string-value="(10,'Não existe'),">
            <text:p>(10,'Não existe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11">
            <text:p>11</text:p>
          </table:table-cell>
          <table:table-cell office:value-type="string">
            <text:p>Duplicada</text:p>
          </table:table-cell>
          <table:table-cell table:style-name="Default" table:formula="of:=&quot;(&quot;&amp;[.A12]&amp;&quot;,'&quot;&amp;[.B12]&amp;&quot;'),&quot;" office:value-type="string" office:string-value="(11,'Duplicada'),">
            <text:p>(11,'Duplicada'),</text:p>
          </table:table-cell>
          <table:table-cell table:number-columns-repeated="1019"/>
        </table:table-row>
        <table:table-row table:style-name="ro1">
          <table:table-cell table:style-name="Default" office:value-type="float" office:value="12">
            <text:p>12</text:p>
          </table:table-cell>
          <table:table-cell office:value-type="string">
            <text:p>Encerrada temporariamente</text:p>
          </table:table-cell>
          <table:table-cell table:style-name="Default" table:formula="of:=&quot;(&quot;&amp;[.A13]&amp;&quot;,'&quot;&amp;[.B13]&amp;&quot;'),&quot;" office:value-type="string" office:string-value="(12,'Encerrada temporariamente'),">
            <text:p>(12,'Encerrada temporariamente'),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>
            <text:p>INSERT INTO `unit_service` (`id`, `name`) VALU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neamento Familiar</text:p>
          </table:table-cell>
          <table:table-cell table:formula="of:=&quot;(&quot;&amp;[.A2]&amp;&quot;,'&quot;&amp;[.B2]&amp;&quot;'),&quot;" office:value-type="string" office:string-value="(1,'Planeamento Familiar'),">
            <text:p>(1,'Planeamento Familiar'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uidados Pré-Natais</text:p>
          </table:table-cell>
          <table:table-cell table:formula="of:=&quot;(&quot;&amp;[.A3]&amp;&quot;,'&quot;&amp;[.B3]&amp;&quot;'),&quot;" office:value-type="string" office:string-value="(2,'Cuidados Pré-Natais'),">
            <text:p>(2,'Cuidados Pré-Natais'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evenção da Transmissão Vertical do Hiv</text:p>
          </table:table-cell>
          <table:table-cell table:formula="of:=&quot;(&quot;&amp;[.A4]&amp;&quot;,'&quot;&amp;[.B4]&amp;&quot;'),&quot;" office:value-type="string" office:string-value="(3,'Prevenção da Transmissão Vertical do Hiv'),">
            <text:p>(3,'Prevenção da Transmissão Vertical do Hiv'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idados Obstétricos e Neonatais</text:p>
          </table:table-cell>
          <table:table-cell table:formula="of:=&quot;(&quot;&amp;[.A5]&amp;&quot;,'&quot;&amp;[.B5]&amp;&quot;'),&quot;" office:value-type="string" office:string-value="(4,'Cuidados Obstétricos e Neonatais'),">
            <text:p>(4,'Cuidados Obstétricos e Neonatais'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ograma Alargado de Vacinação</text:p>
          </table:table-cell>
          <table:table-cell table:formula="of:=&quot;(&quot;&amp;[.A6]&amp;&quot;,'&quot;&amp;[.B6]&amp;&quot;'),&quot;" office:value-type="string" office:string-value="(5,'Programa Alargado de Vacinação'),">
            <text:p>(5,'Programa Alargado de Vacinação'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sulta Geral de Pediatria</text:p>
          </table:table-cell>
          <table:table-cell table:formula="of:=&quot;(&quot;&amp;[.A7]&amp;&quot;,'&quot;&amp;[.B7]&amp;&quot;'),&quot;" office:value-type="string" office:string-value="(6,'Consulta Geral de Pediatria'),">
            <text:p>(6,'Consulta Geral de Pediatria'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AJ</text:p>
          </table:table-cell>
          <table:table-cell table:formula="of:=&quot;(&quot;&amp;[.A8]&amp;&quot;,'&quot;&amp;[.B8]&amp;&quot;'),&quot;" office:value-type="string" office:string-value="(7,'SAAJ'),">
            <text:p>(7,'SAAJ'),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onselhamento e Testagem de Hiv</text:p>
          </table:table-cell>
          <table:table-cell table:formula="of:=&quot;(&quot;&amp;[.A9]&amp;&quot;,'&quot;&amp;[.B9]&amp;&quot;'),&quot;" office:value-type="string" office:string-value="(8,'Aconselhamento e Testagem de Hiv'),">
            <text:p>(8,'Aconselhamento e Testagem de Hiv'),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ratamento de Hiv</text:p>
          </table:table-cell>
          <table:table-cell table:formula="of:=&quot;(&quot;&amp;[.A10]&amp;&quot;,'&quot;&amp;[.B10]&amp;&quot;'),&quot;" office:value-type="string" office:string-value="(9,'Tratamento de Hiv'),">
            <text:p>(9,'Tratamento de Hiv'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uidados e Apoio Sobre HIV</text:p>
          </table:table-cell>
          <table:table-cell table:formula="of:=&quot;(&quot;&amp;[.A11]&amp;&quot;,'&quot;&amp;[.B11]&amp;&quot;'),&quot;" office:value-type="string" office:string-value="(10,'Cuidados e Apoio Sobre HIV'),">
            <text:p>(10,'Cuidados e Apoio Sobre HIV'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fecções de Transmissão Sexual</text:p>
          </table:table-cell>
          <table:table-cell table:formula="of:=&quot;(&quot;&amp;[.A12]&amp;&quot;,'&quot;&amp;[.B12]&amp;&quot;'),&quot;" office:value-type="string" office:string-value="(11,'Infecções de Transmissão Sexual'),">
            <text:p>(11,'Infecções de Transmissão Sexual'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uberculose</text:p>
          </table:table-cell>
          <table:table-cell table:formula="of:=&quot;(&quot;&amp;[.A13]&amp;&quot;,'&quot;&amp;[.B13]&amp;&quot;'),&quot;" office:value-type="string" office:string-value="(12,'Tuberculose'),">
            <text:p>(12,'Tuberculose'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lária</text:p>
          </table:table-cell>
          <table:table-cell table:formula="of:=&quot;(&quot;&amp;[.A14]&amp;&quot;,'&quot;&amp;[.B14]&amp;&quot;'),&quot;" office:value-type="string" office:string-value="(13,'Malária'),">
            <text:p>(13,'Malária'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oenças não Transmissíveis</text:p>
          </table:table-cell>
          <table:table-cell table:formula="of:=&quot;(&quot;&amp;[.A15]&amp;&quot;,'&quot;&amp;[.B15]&amp;&quot;'),&quot;" office:value-type="string" office:string-value="(14,'Doenças não Transmissíveis'),">
            <text:p>(14,'Doenças não Transmissíveis'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irurgia</text:p>
          </table:table-cell>
          <table:table-cell table:formula="of:=&quot;(&quot;&amp;[.A16]&amp;&quot;,'&quot;&amp;[.B16]&amp;&quot;'),&quot;" office:value-type="string" office:string-value="(15,'Cirurgia'),">
            <text:p>(15,'Cirurgia'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ransfusão de Sangue</text:p>
          </table:table-cell>
          <table:table-cell table:formula="of:=&quot;(&quot;&amp;[.A17]&amp;&quot;,'&quot;&amp;[.B17]&amp;&quot;'),&quot;" office:value-type="string" office:string-value="(16,'Transfusão de Sangue'),">
            <text:p>(16,'Transfusão de Sangue'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erviços de Tratamento</text:p>
          </table:table-cell>
          <table:table-cell table:formula="of:=&quot;(&quot;&amp;[.A18]&amp;&quot;,'&quot;&amp;[.B18]&amp;&quot;'),&quot;" office:value-type="string" office:string-value="(17,'Serviços de Tratamento'),">
            <text:p>(17,'Serviços de Tratamento'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erviços de Consulta Externa</text:p>
          </table:table-cell>
          <table:table-cell table:formula="of:=&quot;(&quot;&amp;[.A19]&amp;&quot;,'&quot;&amp;[.B19]&amp;&quot;'),&quot;" office:value-type="string" office:string-value="(18,'Serviços de Consulta Externa'),">
            <text:p>(18,'Serviços de Consulta Externa'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rviços de Saúde Mental</text:p>
          </table:table-cell>
          <table:table-cell table:formula="of:=&quot;(&quot;&amp;[.A20]&amp;&quot;,'&quot;&amp;[.B20]&amp;&quot;'),&quot;" office:value-type="string" office:string-value="(19,'Serviços de Saúde Mental'),">
            <text:p>(19,'Serviços de Saúde Mental'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rviços de Fisioterapia</text:p>
          </table:table-cell>
          <table:table-cell table:formula="of:=&quot;(&quot;&amp;[.A21]&amp;&quot;,'&quot;&amp;[.B21]&amp;&quot;'),&quot;" office:value-type="string" office:string-value="(20,'Serviços de Fisioterapia'),">
            <text:p>(20,'Serviços de Fisioterapia'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erviços de Medicina Legal</text:p>
          </table:table-cell>
          <table:table-cell table:formula="of:=&quot;(&quot;&amp;[.A22]&amp;&quot;,'&quot;&amp;[.B22]&amp;&quot;'),&quot;" office:value-type="string" office:string-value="(21,'Serviços de Medicina Legal'),">
            <text:p>(21,'Serviços de Medicina Legal'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erviços de Anatomia Patológica</text:p>
          </table:table-cell>
          <table:table-cell table:formula="of:=&quot;(&quot;&amp;[.A23]&amp;&quot;,'&quot;&amp;[.B23]&amp;&quot;'),&quot;" office:value-type="string" office:string-value="(22,'Serviços de Anatomia Patológica'),">
            <text:p>(22,'Serviços de Anatomia Patológica'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erviço de Neonatologia</text:p>
          </table:table-cell>
          <table:table-cell table:formula="of:=&quot;(&quot;&amp;[.A24]&amp;&quot;,'&quot;&amp;[.B24]&amp;&quot;'),&quot;" office:value-type="string" office:string-value="(23,'Serviço de Neonatologia'),">
            <text:p>(23,'Serviço de Neonatologia'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boratório</text:p>
          </table:table-cell>
          <table:table-cell table:formula="of:=&quot;(&quot;&amp;[.A25]&amp;&quot;,'&quot;&amp;[.B25]&amp;&quot;'),&quot;" office:value-type="string" office:string-value="(24,'Laboratório'),">
            <text:p>(24,'Laboratório'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armácia</text:p>
          </table:table-cell>
          <table:table-cell table:formula="of:=&quot;(&quot;&amp;[.A26]&amp;&quot;,'&quot;&amp;[.B26]&amp;&quot;'),&quot;" office:value-type="string" office:string-value="(25,'Farmácia'),">
            <text:p>(25,'Farmácia'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aio X/Imageologia</text:p>
          </table:table-cell>
          <table:table-cell table:formula="of:=&quot;(&quot;&amp;[.A27]&amp;&quot;,'&quot;&amp;[.B27]&amp;&quot;'),&quot;" office:value-type="string" office:string-value="(26,'Raio X/Imageologia'),">
            <text:p>(26,'Raio X/Imageologia'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sa Mortuária</text:p>
          </table:table-cell>
          <table:table-cell table:formula="of:=&quot;(&quot;&amp;[.A28]&amp;&quot;,'&quot;&amp;[.B28]&amp;&quot;'),&quot;" office:value-type="string" office:string-value="(27,'Casa Mortuária'),">
            <text:p>(27,'Casa Mortuária'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ransporte</text:p>
          </table:table-cell>
          <table:table-cell table:formula="of:=&quot;(&quot;&amp;[.A29]&amp;&quot;,'&quot;&amp;[.B29]&amp;&quot;'),&quot;" office:value-type="string" office:string-value="(28,'Transporte'),">
            <text:p>(28,'Transporte'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otelaria Hospitalar</text:p>
          </table:table-cell>
          <table:table-cell table:formula="of:=&quot;(&quot;&amp;[.A30]&amp;&quot;,'&quot;&amp;[.B30]&amp;&quot;'),&quot;" office:value-type="string" office:string-value="(29,'Hotelaria Hospitalar'),">
            <text:p>(29,'Hotelaria Hospitalar'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nutenção e Electromedicina</text:p>
          </table:table-cell>
          <table:table-cell table:formula="of:=&quot;(&quot;&amp;[.A31]&amp;&quot;,'&quot;&amp;[.B31]&amp;&quot;'),&quot;" office:value-type="string" office:string-value="(30,'Manutenção e Electromedicina'),">
            <text:p>(30,'Manutenção e Electromedicina'),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entro Ortopédico</text:p>
          </table:table-cell>
          <table:table-cell table:formula="of:=&quot;(&quot;&amp;[.A32]&amp;&quot;,'&quot;&amp;[.B32]&amp;&quot;'),&quot;" office:value-type="string" office:string-value="(31,'Centro Ortopédico'),">
            <text:p>(31,'Centro Ortopédico'),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igiene e Limpeza</text:p>
          </table:table-cell>
          <table:table-cell table:formula="of:=&quot;(&quot;&amp;[.A33]&amp;&quot;,'&quot;&amp;[.B33]&amp;&quot;'),&quot;" office:value-type="string" office:string-value="(32,'Higiene e Limpeza'),">
            <text:p>(32,'Higiene e Limpeza'),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rgência</text:p>
          </table:table-cell>
          <table:table-cell table:formula="of:=&quot;(&quot;&amp;[.A34]&amp;&quot;,'&quot;&amp;[.B34]&amp;&quot;'),&quot;" office:value-type="string" office:string-value="(33,'Urgência'),">
            <text:p>(33,'Urgência'),</text:p>
          </table:table-cell>
        </table:table-row>
      </table:table>
      <table:table table:name="Sheet5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6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7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9/22/2016</text:date>, <text:time>14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ste Parlatano</meta:initial-creator>
    <meta:creation-date>2016-09-22T13:49:14</meta:creation-date>
    <dc:date>2016-09-22T14:44:11</dc:date>
    <dc:creator>Oreste Parlatano</dc:creator>
    <meta:editing-duration>PT39M46S</meta:editing-duration>
    <meta:editing-cycles>7</meta:editing-cycles>
    <meta:generator>OpenOffice/4.1.2$Unix OpenOffice.org_project/412m3$Build-9782</meta:generator>
    <meta:document-statistic meta:table-count="7" meta:cell-count="312" meta:object-count="0"/>
  </office:meta>
</office:document-meta>
</file>